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necting RestAPI to MYSQL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23-12-27" calcext:value-type="date" table:number-columns-spanned="1" table:number-rows-spanned="3">
            <text:p>27/12/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ponseEntity Class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Project Related MySqlConnection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5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8:04:30.6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27T18:07:56.324000000</dc:date>
    <meta:editing-duration>P2DT3H44M58S</meta:editing-duration>
    <meta:editing-cycles>61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